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70"/>SNU developer log day 470</text:h>
      <text:p text:style-name="P1">I had far less time for site development today, so some things were rushed. I added in more weekly entries from the past today, and some documentation improvements. I have began learning a new language (jQuery) yesterday (it might not be a language, just a library for JavaScript, I don't have time to research that right now)</text:p>
      <text:p text:style-name="P1">SNU 3.0.7 begins development exactly 1 month from today. I am going to have to clear up at least 40 Gigabytes of space from my Hard drive first. Today was an Ok day for development. I could have managed my time better, but I didn't.</text:p>
      <text:p text:style-name="Text_20_body"><text:span text:style-name="T1">Sean Patrick Myrick on May 14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8:04:49.059000000</meta:creation-date>
    <dc:date>2020-05-15T18:05:14.823000000</dc:date>
    <meta:editing-duration>PT32S</meta:editing-duration>
    <meta:editing-cycles>1</meta:editing-cycles>
    <meta:document-statistic meta:table-count="0" meta:image-count="0" meta:object-count="0" meta:page-count="1" meta:paragraph-count="4" meta:word-count="114" meta:character-count="619" meta:non-whitespace-character-count="509"/>
    <meta:generator>LibreOffice/6.1.2.1$Windows_X86_64 LibreOffice_project/65905a128db06ba48db947242809d14d3f9a93fe</meta:generator>
  </office:meta>
</office:document-meta>
</file>